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999cm" svg:x="6.974cm" svg:y="8.5cm">
          <text:p text:style-name="P1"><text:span text:style-name="T1">User input</text:span></text:p>
          <text:p text:style-name="P1"><text:span text:style-name="T1">User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6" draw:id="id6" draw:layer="layout" svg:width="2.325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4" draw:id="id4" draw:layer="layout" svg:width="3cm" svg:height="2cm" svg:x="11.5cm" svg:y="8.5cm">
          <text:p text:style-name="P1"><text:span text:style-name="T1">User input</text:span></text:p>
          <text:p text:style-name="P1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3" draw:id="id3" draw:layer="layout" svg:width="3cm" svg:height="2cm" svg:x="9cm" svg:y="13.5cm">
          <text:p text:style-name="P1"><text:span text:style-name="T1">P</text:span><text:span text:style-name="T1">B</text:span><text:span text:style-name="T1">K</text:span><text:span text:style-name="T1">D</text:span><text:span text:style-name="T1">F</text:span><text:span text:style-name="T1">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8.474cm" svg:y1="10.499cm" svg:x2="8cm" svg:y2="13.7cm" draw:start-shape="id1" draw:end-shape="id2" svg:d="M8474 10499v1601h-474v1600" svg:viewBox="0 0 475 3202">
          <text:p/>
        </draw:connector>
        <draw:connector draw:style-name="gr5" draw:text-style-name="P2" draw:layer="layout" svg:x1="8cm" svg:y1="14.3cm" svg:x2="9cm" svg:y2="14.5cm" draw:start-shape="id2" draw:start-glue-point="2" draw:end-shape="id3" draw:end-glue-point="3" svg:d="M8000 14300v200h1000" svg:viewBox="0 0 1001 201">
          <text:p/>
        </draw:connector>
        <draw:connector draw:style-name="gr5" draw:text-style-name="P2" draw:layer="layout" svg:x1="13cm" svg:y1="10.5cm" svg:x2="12cm" svg:y2="14.5cm" draw:start-shape="id4" draw:start-glue-point="8" draw:end-shape="id3" draw:end-glue-point="1" svg:d="M13000 10500v4000h-1000" svg:viewBox="0 0 1001 4001">
          <text:p/>
        </draw:connector>
        <draw:custom-shape draw:style-name="gr3" draw:text-style-name="P2" xml:id="id5" draw:id="id5" draw:layer="layout" svg:width="3cm" svg:height="2cm" svg:x="9cm" svg:y="16.5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10.5cm" svg:y1="15.5cm" svg:x2="10.5cm" svg:y2="16.5cm" draw:start-shape="id3" draw:start-glue-point="2" draw:end-shape="id5" draw:end-glue-point="5" svg:d="M10500 15500v1000" svg:viewBox="0 0 1 1001">
          <text:p/>
        </draw:connector>
        <draw:custom-shape draw:style-name="gr1" draw:text-style-name="P2" xml:id="id7" draw:id="id7" draw:layer="layout" svg:width="3cm" svg:height="1.999cm" svg:x="3.7cm" svg:y="13.00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9.3cm" svg:y1="17.5cm" svg:x2="6.325cm" svg:y2="17.5cm" draw:start-shape="id5" draw:start-glue-point="6" draw:end-shape="id6" draw:end-glue-point="8" svg:d="M9300 17500h-2975" svg:viewBox="0 0 2976 1">
          <text:p/>
        </draw:connector>
        <draw:connector draw:style-name="gr5" draw:text-style-name="P2" draw:layer="layout" draw:type="line" svg:x1="5.2cm" svg:y1="15cm" svg:x2="5.162cm" svg:y2="16cm" draw:start-shape="id7" draw:start-glue-point="8" draw:end-shape="id6" svg:d="M5200 15000l-38 1000" svg:viewBox="0 0 39 1001">
          <text:p/>
        </draw:connector>
        <draw:connector draw:style-name="gr5" draw:text-style-name="P2" draw:layer="layout" draw:line-skew="-0.485cm" svg:x1="7.274cm" svg:y1="9.5cm" svg:x2="4cm" svg:y2="17.5cm" draw:start-shape="id1" draw:start-glue-point="6" draw:end-shape="id6" draw:end-glue-point="6" svg:d="M7274 9500h-4274v8000h1000" svg:viewBox="0 0 4275 8001">
          <text:p/>
        </draw:connector>
        <draw:custom-shape draw:style-name="gr4" draw:text-style-name="P3" xml:id="id8" draw:id="id8" draw:layer="layout" svg:width="3cm" svg:height="2cm" svg:x="3.7cm" svg:y="10cm">
          <text:p text:style-name="P1"><text:span text:style-name="T1">Random</text:span></text:p>
          <text:p text:style-name="P1"><text:span text:style-name="T1">256-Bit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5.2cm" svg:y1="12cm" svg:x2="5.2cm" svg:y2="13.001cm" draw:start-shape="id8" draw:start-glue-point="2" draw:end-shape="id7" draw:end-glue-point="5" svg:d="M5200 12000v1001" svg:viewBox="0 0 1 1002">
          <text:p/>
        </draw:connector>
        <draw:connector draw:style-name="gr5" draw:text-style-name="P2" draw:layer="layout" svg:x1="6.395cm" svg:y1="14.001cm" svg:x2="7.5cm" svg:y2="14cm" draw:start-shape="id7" draw:start-glue-point="9" draw:end-shape="id2" draw:end-glue-point="3" svg:d="M6395 14001h706v-1h399" svg:viewBox="0 0 1106 2">
          <text:p/>
        </draw:connector>
        <draw:custom-shape draw:style-name="gr6" draw:text-style-name="P4" xml:id="id2" draw:id="id2" draw:layer="layout" svg:width="1cm" svg:height="0.6cm" svg:x="7.5cm" svg:y="13.7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cm" svg:height="0.683cm" svg:x="8cm" svg:y="14.517cm">
          <draw:text-box>
            <text:p><text:span text:style-name="T2">Salt</text:span></text:p>
          </draw:text-box>
        </draw:frame>
        <draw:frame draw:style-name="gr8" draw:text-style-name="P5" draw:layer="layout" svg:width="2.8cm" svg:height="0.8cm" svg:x="11.8cm" svg:y="14.5cm">
          <draw:text-box>
            <text:p><text:span text:style-name="T2">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9-03-07T11:57:59.117787989</dc:date>
    <meta:editing-duration>PT4H34M9S</meta:editing-duration>
    <meta:editing-cycles>13</meta:editing-cycles>
    <meta:generator>LibreOffice/6.0.7.3$Linux_X86_64 LibreOffice_project/00m0$Build-3</meta:generator>
    <meta:document-statistic meta:object-count="19"/>
  </office:meta>
</office:document-meta>
</file>